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90000022E5F548836.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463B81CE82C.jpg"/>
  <manifest:file-entry manifest:media-type="image/jpeg" manifest:full-path="Pictures/1000000000000272000000C85D7001FF.jpg"/>
  <manifest:file-entry manifest:media-type="image/jpeg" manifest:full-path="Pictures/1000000000000319000001FDA7349261.jpg"/>
  <manifest:file-entry manifest:media-type="image/jpeg" manifest:full-path="Pictures/10000000000002E4000001CB42D6B635.jpg"/>
  <manifest:file-entry manifest:media-type="image/jpeg" manifest:full-path="Pictures/1000000000000318000001A78B3A60CB.jpg"/>
  <manifest:file-entry manifest:media-type="image/jpeg" manifest:full-path="Pictures/10000000000002A80000005CEE52AC41.jpg"/>
  <manifest:file-entry manifest:media-type="image/jpeg" manifest:full-path="Pictures/100000000000031A0000013F91951C55.jpg"/>
  <manifest:file-entry manifest:media-type="image/jpeg" manifest:full-path="Pictures/10000000000001BC0000022890AC34FF.jpg"/>
  <manifest:file-entry manifest:media-type="image/jpeg" manifest:full-path="Pictures/1000000000000319000001DE23C5BC5C.jpg"/>
  <manifest:file-entry manifest:media-type="image/jpeg" manifest:full-path="Pictures/100000000000031900000244AA6FFCB9.jpg"/>
  <manifest:file-entry manifest:media-type="image/jpeg" manifest:full-path="Pictures/10000000000003020000012C34E9B378.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song" svg:font-family="song, Verdan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3163*"/>
    </style:style>
    <style:style style:name="表格41.B" style:family="table-column">
      <style:table-column-properties style:column-width="13.37cm" style:rel-column-width="7612*"/>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fo:font-variant="normal" fo:text-transform="none" fo:color="#000000" style:font-name="song" fo:font-size="9pt" fo:letter-spacing="normal" fo:font-style="normal" fo:font-weight="normal"/>
    </style:style>
    <style:style style:name="P24"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5"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6"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28" style:family="paragraph" style:parent-style-name="Table_20_Contents">
      <style:text-properties style:font-name="Courier New" fo:font-weight="bold" style:font-name-asian="Courier New" style:font-weight-asian="bold" style:font-weight-complex="bold"/>
    </style:style>
    <style:style style:name="P2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Contents_20_2">
      <style:paragraph-properties>
        <style:tab-stops>
          <style:tab-stop style:position="19.006cm" style:type="right" style:leader-style="dotted" style:leader-text="."/>
        </style:tab-stops>
      </style:paragraph-properties>
    </style:style>
    <style:style style:name="P32" style:family="paragraph" style:parent-style-name="Contents_20_1">
      <style:paragraph-properties>
        <style:tab-stops>
          <style:tab-stop style:position="19.006cm" style:type="right" style:leader-style="dotted" style:leader-text="."/>
        </style:tab-stops>
      </style:paragraph-properties>
    </style:style>
    <style:style style:name="P33" style:family="paragraph" style:parent-style-name="Heading_20_1" style:list-style-name="WW8Num13">
      <style:paragraph-properties fo:margin-left="0.75cm" fo:margin-right="0cm" fo:text-indent="-0.75cm" style:auto-text-indent="false"/>
    </style:style>
    <style:style style:name="P34"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3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3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3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3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3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1"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4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3"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44" style:family="paragraph" style:parent-style-name="Table_20_Contents">
      <style:text-properties style:font-name="Courier New" fo:font-weight="bold" style:font-name-asian="Courier New" style:font-weight-asian="bold" style:font-weight-complex="bold"/>
    </style:style>
    <style:style style:name="P45"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6"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48"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9"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6"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7"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8"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19" style:family="text">
      <style:text-properties style:use-window-font-color="true" style:font-name="Times New Roman" fo:font-size="10.5pt" style:font-name-asian="宋体1" style:font-size-asian="10.5pt" style:font-weight-asian="normal" style:font-size-complex="10.5pt" style:font-weight-complex="normal"/>
    </style:style>
    <style:style style:name="T20"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1" style:family="text">
      <style:text-properties style:use-window-font-color="true" fo:language="en" fo:country="US" style:letter-kerning="true" style:language-asian="zh" style:country-asian="CN" style:font-name-complex="Times New Roman" style:language-complex="ar" style:country-complex="SA"/>
    </style:style>
    <style:style style:name="T22"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3" style:family="text">
      <style:text-properties style:text-underline-style="none"/>
    </style:style>
    <style:style style:name="T24" style:family="text">
      <style:text-properties fo:color="#0000ff" style:font-name="Times New Roman" fo:font-size="10.5pt"/>
    </style:style>
    <style:style style:name="T25" style:family="text">
      <style:text-properties fo:color="#0000ff" style:font-name="Times New Roman" fo:font-size="10.5pt" style:font-name-asian="宋体1" style:font-size-asian="10.5pt" style:font-weight-asian="normal" style:font-size-complex="10.5pt" style:font-weight-complex="normal"/>
    </style:style>
    <style:style style:name="T26" style:family="text">
      <style:text-properties fo:font-variant="normal" fo:text-transform="none" fo:color="#000000" style:font-name="Times New Roman" fo:letter-spacing="normal" fo:font-style="normal"/>
    </style:style>
    <style:style style:name="T27"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28"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29"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0"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1" style:family="text">
      <style:text-properties fo:font-size="10.5pt"/>
    </style:style>
    <style:style style:name="T32" style:family="text">
      <style:text-properties fo:font-size="10.5pt" fo:font-weight="normal" style:font-size-asian="10.5pt" style:font-weight-asian="normal" style:font-size-complex="10.5pt" style:font-weight-complex="normal"/>
    </style:style>
    <style:style style:name="T33" style:family="text">
      <style:text-properties fo:font-size="10.5pt" fo:font-weight="normal" style:font-size-asian="10.5pt" style:font-weight-asian="normal" style:font-name-complex="Courier New1" style:font-size-complex="10.5pt" style:font-weight-complex="normal"/>
    </style:style>
    <style:style style:name="T34" style:family="text">
      <style:text-properties fo:font-weight="normal"/>
    </style:style>
    <style:style style:name="T35" style:family="text">
      <style:text-properties style:font-size-asian="10.5pt"/>
    </style:style>
    <style:style style:name="T36" style:family="text">
      <style:text-properties style:font-weight-asian="normal"/>
    </style:style>
    <style:style style:name="T37" style:family="text">
      <style:text-properties style:font-size-complex="10.5pt"/>
    </style:style>
    <style:style style:name="T38" style:family="text">
      <style:text-properties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
      <text:p text:style-name="P6"><text:soft-page-break/></text:p>
      <text:p text:style-name="P8">The libcstl Library Design</text:p>
      <text:p text:style-name="P9">for libcstl 2.0</text:p>
      <text:p text:style-name="P9"/>
      <text:p text:style-name="P9">Wangbo</text:p>
      <text:p text:style-name="P9">2010-04-22</text:p>
      <text:p text:style-name="P6"/>
      <text:p text:style-name="P6"/>
      <text:p text:style-name="P6"/>
      <text:p text:style-name="P6"/>
      <text:p text:style-name="P6"/>
      <text:p text:style-name="P6"/>
      <text:p text:style-name="P10">This file documents the libcstl library.</text:p>
      <text:p text:style-name="P10">This is edition 2.0, last updated 2010-04-22, of <text:s/><text:span text:style-name="T2">The libcstl Library Design</text:span> for libcstl 2.0.</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2">第一章概述<text:tab/>5</text:p>
          <text:p text:style-name="P31">第一节关于libcstl<text:tab/>5</text:p>
          <text:p text:style-name="P32">第二章libcstl库的基本结构<text:tab/>6</text:p>
          <text:p text:style-name="P31">第一节libcstl的组成部分<text:tab/>6</text:p>
          <text:p text:style-name="P31">第二节容器与迭代器<text:tab/>6</text:p>
          <text:p text:style-name="P31">第三节内存管理<text:tab/>7</text:p>
          <text:p text:style-name="P31">第四节算法和函数<text:tab/>8</text:p>
          <text:p text:style-name="P31">第五节类型机制<text:tab/>9</text:p>
          <text:p text:style-name="P32">第三章libcstl内存管理<text:tab/>11</text:p>
          <text:p text:style-name="P31">第一节小内存管理机制<text:tab/>11</text:p>
          <text:p text:style-name="P31">第二节内存管理代码结构<text:tab/>19</text:p>
          <text:p text:style-name="P31">第三节内部接口<text:tab/>21</text:p>
          <text:p text:style-name="P32">第四章libcstl类型机制<text:tab/>23</text:p>
          <text:p text:style-name="P31">第一节类型机制<text:tab/>23</text:p>
          <text:p text:style-name="P31">第二节类型机制的代码结构<text:tab/>24</text:p>
          <text:p text:style-name="P31">第三节外部接口<text:tab/>25</text:p>
          <text:p text:style-name="P31">第四节内部接口<text:tab/>26</text:p>
          <text:p text:style-name="P31">第五节类型识别<text:tab/>29</text:p>
          <text:p text:style-name="P32">第五章libcstl迭代器<text:tab/>36</text:p>
          <text:p text:style-name="P31">第一节迭代器的机制<text:tab/>36</text:p>
          <text:p text:style-name="P31">第二节迭代器的代码结构<text:tab/>37</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677103376" text:style-name="WW8Num13">
        <text:list-item>
          <text:h text:style-name="P33" text:outline-level="1"><text:soft-page-break/>概述</text:h>
          <text:list>
            <text:list-item>
              <text:h text:style-name="P36"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48690444" text:continue-numbering="true" text:style-name="WW8Num13">
        <text:list-item>
          <text:h text:style-name="P34" text:outline-level="1"><text:soft-page-break/>libcstl库的基本结构</text:h>
          <text:list>
            <text:list-item>
              <text:h text:style-name="P37"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1396135556" text:continue-numbering="true" text:style-name="WW8Num13">
        <text:list-item>
          <text:list>
            <text:list-item>
              <text:h text:style-name="P43"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1057945459" text:continue-numbering="true" text:style-name="WW8Num13">
        <text:list-item>
          <text:list>
            <text:list-item>
              <text:h text:style-name="P39" text:outline-level="2">内存<text:span text:style-name="T20">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1644316041" text:continue-numbering="true" text:style-name="WW8Num13">
        <text:list-item>
          <text:list>
            <text:list-item>
              <text:h text:style-name="P39"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1978087332" text:continue-numbering="true" text:style-name="WW8Num13">
        <text:list-item>
          <text:list>
            <text:list-item>
              <text:h text:style-name="P39"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215604107" text:continue-numbering="true" text:style-name="WW8Num13">
        <text:list-item>
          <text:h text:style-name="P34"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251077920" text:continue-numbering="true" text:style-name="WW8Num13">
        <text:list-item>
          <text:list>
            <text:list-item>
              <text:h text:style-name="P40"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4"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538804925" text:continue-numbering="true" text:style-name="WW8Num13">
        <text:list-item>
          <text:list>
            <text:list-item>
              <text:h text:style-name="P39"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28">typedef union _tagmemlink </text:p>
            <text:p text:style-name="P28">{ </text:p>
            <text:p text:style-name="P28"><text:s text:c="4"/>union _tagmemlink* _pui_nextmem; <text:s/>/* 指向下一个内存块 */ </text:p>
            <text:p text:style-name="P28"><text:s text:c="4"/>char <text:s text:c="14"/>_a_cmem[1]; <text:s text:c="3"/>/* 内存块描述 */ </text:p>
            <text:p text:style-name="P28">}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28">typedef struct _tagalloc </text:p>
            <text:p text:style-name="P28">{ </text:p>
            <text:p text:style-name="P28"><text:s text:c="4"/>_memlink_t* _apt_memlink[_MEM_LIST_COUNT]; <text:s text:c="2"/>/* 内存块管理列表 */ </text:p>
            <text:p text:style-name="P28"><text:s text:c="4"/>char** <text:s text:c="5"/>_ppc_allocatemempool; <text:s text:c="11"/>/* 内存池管理列表 */ </text:p>
            <text:p text:style-name="P28"><text:s text:c="4"/>char* <text:s text:c="6"/>_pc_mempool; <text:s text:c="20"/>/* 未使用的内存池的开始位置 */ </text:p>
            <text:p text:style-name="P28"><text:s text:c="4"/>size_t <text:s text:c="5"/>_t_mempoolsize; <text:s text:c="17"/>/* 内存池的大小 */ </text:p>
            <text:p text:style-name="P28"><text:s text:c="4"/>size_t <text:s text:c="5"/>_t_mempoolindex; <text:s text:c="16"/>/* 当前正在使用的内存池块的索引 */ </text:p>
            <text:p text:style-name="P28"><text:s text:c="4"/>size_t <text:s text:c="5"/>_t_mempoolcount; <text:s text:c="16"/>/* 内存池块的个数 */ </text:p>
            <text:p text:style-name="P28">}alloc_t;</text:p>
          </table:table-cell>
        </table:table-row>
      </table:table>
      <text:p text:style-name="P11"><text:tab/>内存管理结构如下：</text:p>
      <text:p text:style-name="P11"><draw:frame draw:style-name="fr3" draw:name="图形9" text:anchor-type="paragraph" svg:width="19.006cm" svg:height="26.88cm" draw:z-index="12"><draw:image xlink:href="Pictures/100000000000031A00000463B81CE82C.jpg" xlink:type="simple" xlink:show="embed" xlink:actuate="onLoad"/></draw:frame><text:soft-page-break/></text:p>
      <text:p text:style-name="P12"><text:soft-page-break/>图 3.7 内存管理结构</text:p>
      <text:p text:style-name="P11"/>
      <text:list xml:id="list1603655290" text:continue-numbering="true" text:style-name="WW8Num13">
        <text:list-item>
          <text:list>
            <text:list-item>
              <text:h text:style-name="P38"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allocate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allocate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deallocate</text:p>
          </table:table-cell>
          <table:table-cell table:style-name="表格5.B2" office:value-type="string">
            <text:p text:style-name="Table_20_Contents">回收内存。</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28">void allocate_init(alloc_t* pt_allocater);</text:p>
          </table:table-cell>
        </table:table-row>
      </table:table>
      <text:p text:style-name="P11">描述：</text:p>
      <text:p text:style-name="P11"><text:tab/>初始化alloc_t类型的数据。</text:p>
      <text:p text:style-name="P11">参数：</text:p>
      <text:p text:style-name="P11"><text:tab/>pt_allocater<text:tab/>指向alloc_t类型数据的指针。</text:p>
      <text:p text:style-name="P11">返回值：</text:p>
      <text:p text:style-name="P11"><text:tab/>无</text:p>
      <text:p text:style-name="P11">注意：</text:p>
      <text:p text:style-name="P11"><text:tab/>pt_allocater == NULL函数的行为未定义。</text:p>
      <text:p text:style-name="P11"/>
      <text:p text:style-name="P11"/>
      <table:table table:name="表格7" table:style-name="表格7">
        <table:table-column table:style-name="表格7.A"/>
        <table:table-row>
          <table:table-cell table:style-name="表格7.A1" office:value-type="string">
            <text:p text:style-name="P28">void allocate_destroy(alloc_t* pt_allocater);</text:p>
          </table:table-cell>
        </table:table-row>
      </table:table>
      <text:p text:style-name="P11">描述：</text:p>
      <text:p text:style-name="P11"><text:tab/>销毁alloc_t类型的数据。</text:p>
      <text:p text:style-name="P11">参数：</text:p>
      <text:p text:style-name="P11"><text:tab/>pt_allocater<text:tab/>指向alloc_t类型数据的指针。</text:p>
      <text:p text:style-name="P11">返回值：</text:p>
      <text:p text:style-name="P11"><text:tab/>无</text:p>
      <text:p text:style-name="P11">注意：</text:p>
      <text:p text:style-name="P11"><text:tab/>pt_allocater == NULL函数的行为未定义。</text:p>
      <text:p text:style-name="P11"><text:tab/>pt_allocater指向的alloc_t类型的数据没有初始化那么函数的行为也是未定义的。</text:p>
      <text:p text:style-name="P11"/>
      <text:p text:style-name="P11"/>
      <table:table table:name="表格8" table:style-name="表格8">
        <table:table-column table:style-name="表格8.A"/>
        <table:table-row>
          <table:table-cell table:style-name="表格8.A1" office:value-type="string">
            <text:p text:style-name="P28">void* allocate(alloc_t* pt_allocater, size_t t_typesize, int n_elemcount);</text:p>
          </table:table-cell>
        </table:table-row>
      </table:table>
      <text:p text:style-name="P11">描述：</text:p>
      <text:p text:style-name="P11"><text:tab/>为用户分配指定大小的内存。</text:p>
      <text:p text:style-name="P11">参数：</text:p>
      <text:p text:style-name="P11"><text:tab/>pt_allocater<text:tab/>指向alloc_t类型数据的指针。</text:p>
      <text:p text:style-name="P11"><text:soft-page-break/><text:tab/>t_typesize<text:tab/>数据的大小。</text:p>
      <text:p text:style-name="P11"><text:tab/>n_elemcount<text:tab/>数据的个数。</text:p>
      <text:p text:style-name="P11">返回值：</text:p>
      <text:p text:style-name="P11"><text:tab/>指向为用户分配的内存。</text:p>
      <text:p text:style-name="P11">注意：</text:p>
      <text:p text:style-name="P11"><text:tab/>pt_allocater == NULL函数的行为未定义。</text:p>
      <text:p text:style-name="P11"><text:tab/>pt_allocater指向的alloc_t类型的数据没有初始化那么函数的行为也是未定义的。</text:p>
      <text:p text:style-name="P11"><text:tab/>返回给用户的是指向t_typesize * n_elemcount大小的内存块的指针，不会返回NULL。</text:p>
      <text:p text:style-name="P11"><text:tab/>但系统中没有足够的内存可以使用则回导致程序非正常退出并且标准出错中打印错误消息。</text:p>
      <text:p text:style-name="P11"/>
      <text:p text:style-name="P11"/>
      <table:table table:name="表格9" table:style-name="表格9">
        <table:table-column table:style-name="表格9.A"/>
        <table:table-row>
          <table:table-cell table:style-name="表格9.A1" office:value-type="string">
            <text:p text:style-name="P28">void deallocate( </text:p>
            <text:p text:style-name="P28"><text:s text:c="4"/>alloc_t* pt_allocater, void* pv_allocmem, size_t t_typesize, int n_elemcount);</text:p>
          </table:table-cell>
        </table:table-row>
      </table:table>
      <text:p text:style-name="P11">描述：</text:p>
      <text:p text:style-name="P11"><text:tab/>回收用户指定大小的内存。</text:p>
      <text:p text:style-name="P11">参数：</text:p>
      <text:p text:style-name="P11"><text:tab/>pt_allocater<text:tab/>指向alloc_t类型数据的指针。</text:p>
      <text:p text:style-name="P11"><text:tab/>pv_allocmem<text:tab/>指向待回收的内存的指针。</text:p>
      <text:p text:style-name="P11"><text:tab/>t_typesize<text:tab/>数据的大小。</text:p>
      <text:p text:style-name="P11"><text:tab/>n_elemcount<text:tab/>数据的个数。</text:p>
      <text:p text:style-name="P11">返回值：</text:p>
      <text:p text:style-name="P11"><text:tab/>无。</text:p>
      <text:p text:style-name="P11">注意：</text:p>
      <text:p text:style-name="P11"><text:tab/>pt_allocater == NULL函数的行为未定义。</text:p>
      <text:p text:style-name="P11"><text:tab/>pt_allocater指向的alloc_t类型的数据没有初始化那么函数的行为也是未定义的。</text:p>
      <text:p text:style-name="P11"><text:tab/>pv_allocmem是指向t_typesize * n_elemcount大小的内存块的指针，并且是由pt_allocater分配的内存，否则函数的行为是未定义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547471173" text:continue-numbering="true" text:style-name="WW8Num13">
        <text:list-item>
          <text:h text:style-name="P35" text:outline-level="1"><text:soft-page-break/>libcstl<text:span text:style-name="T15">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1245405316" text:continue-numbering="true" text:style-name="WW8Num13">
        <text:list-item>
          <text:list>
            <text:list-item>
              <text:h text:style-name="P39" text:outline-level="2">类型<text:span text:style-name="T16">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3"><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817942374" text:continue-numbering="true" text:style-name="WW8Num13">
        <text:list-item>
          <text:list>
            <text:list-item>
              <text:h text:style-name="P39" text:outline-level="2">类型机制的<text:span text:style-name="T16">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28">typedef struct _tagtype </text:p>
            <text:p text:style-name="P28">{ </text:p>
            <text:p text:style-name="P28"><text:s text:c="4"/>size_t <text:s text:c="11"/>_t_typesize; <text:s text:c="23"/>/* 类型的大小 */ </text:p>
            <text:p text:style-name="P28"><text:soft-page-break/><text:s text:c="4"/>char <text:s text:c="13"/>_sz_typename[_TYPE_NAME_SIZE+1]; <text:s text:c="3"/>/* 类型的名字 */ </text:p>
            <text:p text:style-name="P28"><text:s text:c="4"/>binary_function_t _t_typecopy; <text:s text:c="23"/>/* 类型的拷贝函数 */ </text:p>
            <text:p text:style-name="P28"><text:s text:c="4"/>binary_function_t _t_typeless; <text:s text:c="23"/>/* 类型的比较函数 */ </text:p>
            <text:p text:style-name="P28"><text:s text:c="4"/>unary_function_t <text:s/>_t_typeinit; <text:s text:c="23"/>/* 类型的初始化函数 */ </text:p>
            <text:p text:style-name="P28"><text:s text:c="4"/>unary_function_t <text:s/>_t_typedestroy; <text:s text:c="20"/>/* 类型的销毁函数 */ </text:p>
            <text:p text:style-name="P28">}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28">typedef struct _tagtypenode </text:p>
            <text:p text:style-name="P28">{ </text:p>
            <text:p text:style-name="P28"><text:s text:c="4"/>char <text:s text:c="16"/>_sz_typename[_TYPE_NAME_SIZE+1]; <text:s text:c="2"/>/* 类型的名字 */ </text:p>
            <text:p text:style-name="P28"><text:s text:c="4"/>struct _tagtypenode* _pt_next; <text:s text:c="25"/>/* 下一个位置节点 */ </text:p>
            <text:p text:style-name="P28"><text:s text:c="4"/>_type_t* <text:s text:c="12"/>_pt_type; <text:s text:c="25"/>/* 类型的注册信息 */ </text:p>
            <text:p text:style-name="P28">}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28">typedef struct _tagtyperegister </text:p>
            <text:p text:style-name="P28">{ </text:p>
            <text:p text:style-name="P28"><text:s text:c="4"/>bool_t <text:s text:c="14"/>_t_isinit; <text:s text:c="31"/>/* 初始化标记 */ </text:p>
            <text:p text:style-name="P28"><text:s text:c="4"/>_typenode_t* <text:s text:c="8"/>_apt_bucket[_TYPE_REGISTER_BUCKET_COUNT]; /* 哈希表结构 */ </text:p>
            <text:p text:style-name="P28"><text:s text:c="4"/>alloc_t <text:s text:c="13"/>_t_allocator; </text:p>
            <text:p text:style-name="P28">}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28">typedef struct _tagtypeinfo </text:p>
            <text:p text:style-name="P28">{ </text:p>
            <text:p text:style-name="P28"><text:s text:c="4"/>char <text:s text:c="8"/>_sz_typename[_TYPE_NAME_SIZE+1]; <text:s/>/* 类型的名字 */</text:p>
            <text:p text:style-name="P28"><text:s text:c="4"/>_type_t* <text:s text:c="4"/>_pt_type; <text:s text:c="24"/>/* 指向类型注册表中的类型信息 */</text:p>
            <text:p text:style-name="P28"><text:s text:c="4"/>_typestyle_t _t_style; </text:p>
            <text:p text:style-name="P28">}_typeinfo_t;</text:p>
          </table:table-cell>
        </table:table-row>
      </table:table>
      <text:p text:style-name="P11"/>
      <text:list xml:id="list423568160" text:continue-numbering="true" text:style-name="WW8Num13">
        <text:list-item>
          <text:list>
            <text:list-item>
              <text:h text:style-name="P39"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28">bool_t type_register( </text:p>
            <text:p text:style-name="P28"><text:s text:c="4"/>typename, </text:p>
            <text:p text:style-name="P28"><text:s text:c="4"/>unary_function_t t_typeinit, </text:p>
            <text:p text:style-name="P28"><text:s text:c="4"/>binary_function_t t_typecopy, </text:p>
            <text:p text:style-name="P28"><text:soft-page-break/><text:s text:c="4"/>binary_function_t t_typeless, </text:p>
            <text:p text:style-name="P28"><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28">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707872886" text:continue-numbering="true" text:style-name="WW8Num13">
        <text:list-item>
          <text:list>
            <text:list-item>
              <text:h text:style-name="P41" text:outline-level="2"><text:span text:style-name="T3">内部</text:span><text:span text:style-name="T22">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28">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3">_TYPE_INVALID，pt_typeinfo-&gt;_pt_type == NULL。</text:span></text:p>
      <text:p text:style-name="P11"/>
      <table:table table:name="表格3" table:style-name="表格3">
        <table:table-column table:style-name="表格3.A"/>
        <table:table-row>
          <table:table-cell table:style-name="表格3.A1" office:value-type="string">
            <text:p text:style-name="P28">void _type_get_type_pair( </text:p>
            <text:p text:style-name="P28"><text:s text:c="4"/>_typeinfo_t* pt_typeinfofirst,</text:p>
            <text:p text:style-name="P28"><text:s text:c="4"/>_typeinfo_t* pt_typeinfosecond,</text:p>
            <text:p text:style-name="P28"><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28">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28">void _type_get_varg_value( </text:p>
            <text:p text:style-name="P28"><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28">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28">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614181234" text:continue-numbering="true" text:style-name="WW8Num13">
        <text:list-item>
          <text:list>
            <text:list-item>
              <text:h text:style-name="P41" text:outline-level="2"><text:span text:style-name="T3">类型</text:span><text:span text:style-name="T17">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5">letter <text:s text:c="8"/>: [a~zA~Z]</text:p>
      <text:p text:style-name="P25">digit <text:s text:c="9"/>: [0~9]</text:p>
      <text:p text:style-name="P25">identifier <text:s/>: (letter | _)(letter | digit | \*)*</text:p>
      <text:p text:style-name="P25">sign <text:s text:c="9"/>: &lt; | , | &gt; </text:p>
      <text:p text:style-name="P25">space <text:s text:c="7"/>: ' ' | '\t' | '\v' | '\f' | '\r' | '\n'</text:p>
      <text:p text:style-name="P18"><text:tab/><text:span text:style-name="T26">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6">identifier不同，我们使用蓝色表示：</text:span></text:p>
      <text:p text:style-name="P26">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6">slist_t <text:s text:c="3"/>deque_t <text:s text:c="4"/>stack_t <text:s text:c="3"/>queue_t <text:s text:c="3"/>priority_queue_t <text:s text:c="3"/>set_t <text:s text:c="3"/>map_t <text:s text:c="3"/>multiset_t <text:s text:c="3"/>multimap_t <text:s text:c="3"/>hash_set_t <text:s text:c="3"/>hash_map_t <text:s text:c="3"/></text:p>
      <text:p text:style-name="P26">hash_multiset_t <text:s text:c="3"/>hash_multimap_t <text:s text:c="3"/>pair_t <text:s text:c="3"/>string_t <text:s text:c="3"/>iterator_t <text:s text:c="3"/>vector_iterator_t <text:s text:c="3"/>list_iterator_t <text:s text:c="3"/>slist_iterator_t <text:s text:c="3"/></text:p>
      <text:p text:style-name="P26">deque_iterator_t <text:s text:c="3"/>set_iterator_t <text:s text:c="3"/>map_iterator_t <text:s text:c="3"/>multiset_iterator_t <text:s text:c="3"/>multimap_iterator_t <text:s text:c="3"/>hash_set_iterator_t <text:s text:c="3"/></text:p>
      <text:p text:style-name="P26">hash_map_iterator_t <text:s text:c="3"/>hash_multiset_iterator_t <text:s text:c="3"/>hash_multimap_iterator_t <text:s text:c="3"/>string_iterator_t <text:s text:c="3"/>input_iterator_t <text:s text:c="3"/></text:p>
      <text:p text:style-name="P26">output_iterator_t <text:s text:c="3"/>forward_iterator_t <text:s text:c="3"/>bidirectional_iterator_t <text:s text:c="3"/>random_access_iterator_t</text:p>
      <text:p text:style-name="P26"/>
      <text:p text:style-name="P11">语法描述：</text:p>
      <text:p text:style-name="P17"><text:span text:style-name="T5"><text:tab/>下面使用</text:span><text:span text:style-name="T12">BNF</text:span><text:span text:style-name="T5">描述整个语法，其中粗体的大写字符表示产生式如</text:span><text:span text:style-name="T27">TYPE_DESCRIPT</text:span><text:span text:style-name="T29">，使用小写字符表示终结符如 identifier，使用蓝色的小写字符表示保留字如</text:span><text:span text:style-name="T30">vector_t</text:span><text:span text:style-name="T29">，使用</text:span><text:span text:style-name="T28">=&gt;</text:span><text:span text:style-name="T29">表示推出符号，使用|表示可选产生式，符号就使用本身表示如&lt;。</text:span></text:p>
      <text:p text:style-name="P23"><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3"><text:span text:style-name="T9">C_BUILTIN =&gt;</text:span><text:span text:style-name="T8"> </text:span><text:span text:style-name="T25">char</text:span><text:span text:style-name="T8"> | </text:span><text:span text:style-name="T25">signed</text:span><text:span text:style-name="T8"> </text:span><text:span text:style-name="T25">char</text:span><text:span text:style-name="T8"> | </text:span><text:span text:style-name="T25">unsigned</text:span><text:span text:style-name="T8"> </text:span><text:span text:style-name="T25">char</text:span><text:span text:style-name="T8"> | </text:span><text:span text:style-name="T25">short</text:span><text:span text:style-name="T8"> | </text:span><text:span text:style-name="T25">signed</text:span><text:span text:style-name="T8"> </text:span><text:span text:style-name="T25">short</text:span><text:span text:style-name="T8"> | </text:span><text:span text:style-name="T25">short</text:span><text:span text:style-name="T8"> </text:span><text:span text:style-name="T25">int</text:span><text:span text:style-name="T8"> | </text:span><text:span text:style-name="T25">signed</text:span><text:span text:style-name="T8"> </text:span><text:span text:style-name="T25">short</text:span><text:span text:style-name="T8"> </text:span><text:span text:style-name="T25">int</text:span><text:span text:style-name="T8"> | </text:span><text:span text:style-name="T25">unsigned</text:span><text:span text:style-name="T8"> </text:span><text:span text:style-name="T25">short</text:span><text:span text:style-name="T8"> |</text:span></text:p>
      <text:p text:style-name="P23"><text:span text:style-name="T8"><text:s text:c="14"/></text:span><text:span text:style-name="T25">unsigned</text:span><text:span text:style-name="T8"> </text:span><text:span text:style-name="T25">short</text:span><text:span text:style-name="T8"> </text:span><text:span text:style-name="T25">int</text:span><text:span text:style-name="T8"> | </text:span><text:span text:style-name="T25">int</text:span><text:span text:style-name="T8"> | </text:span><text:span text:style-name="T25">signed</text:span><text:span text:style-name="T8"> | </text:span><text:span text:style-name="T25">signed</text:span><text:span text:style-name="T8"> </text:span><text:span text:style-name="T25">int</text:span><text:span text:style-name="T8"> | </text:span><text:span text:style-name="T25">unsigned</text:span><text:span text:style-name="T8"> | </text:span><text:span text:style-name="T25">unsigned</text:span><text:span text:style-name="T8"> </text:span><text:span text:style-name="T25">int</text:span><text:span text:style-name="T8"> | </text:span><text:span text:style-name="T25">long</text:span><text:span text:style-name="T8"> | </text:span><text:span text:style-name="T25">signed</text:span><text:span text:style-name="T8"> </text:span><text:span text:style-name="T25">long</text:span><text:span text:style-name="T8"> | </text:span><text:span text:style-name="T25">long</text:span><text:span text:style-name="T8"> </text:span><text:span text:style-name="T25">int</text:span><text:span text:style-name="T8"> |</text:span></text:p>
      <text:p text:style-name="P23"><text:span text:style-name="T8"><text:s text:c="14"/></text:span><text:span text:style-name="T25">signed</text:span><text:span text:style-name="T8"> </text:span><text:span text:style-name="T25">long</text:span><text:span text:style-name="T8"> </text:span><text:span text:style-name="T25">int</text:span><text:span text:style-name="T8"> | </text:span><text:span text:style-name="T25">unsigned</text:span><text:span text:style-name="T8"> </text:span><text:span text:style-name="T25">long</text:span><text:span text:style-name="T8"> | </text:span><text:span text:style-name="T25">unsigned</text:span><text:span text:style-name="T8"> </text:span><text:span text:style-name="T25">long</text:span><text:span text:style-name="T8"> </text:span><text:span text:style-name="T25">int</text:span><text:span text:style-name="T8"> | </text:span><text:span text:style-name="T25">float</text:span><text:span text:style-name="T8"> | </text:span><text:span text:style-name="T25">double</text:span><text:span text:style-name="T8"> | </text:span><text:span text:style-name="T25">long</text:span><text:span text:style-name="T8"> </text:span><text:span text:style-name="T25">double</text:span><text:span text:style-name="T8"> | </text:span><text:span text:style-name="T25">char*</text:span><text:span text:style-name="T8"> | </text:span><text:span text:style-name="T25">bool_t</text:span></text:p>
      <text:p text:style-name="P23"><text:span text:style-name="T9">USER_DEFINE =&gt; USER_DEFINE_TYPE</text:span><text:span text:style-name="T8"> </text:span><text:span text:style-name="T19">identifier</text:span><text:span text:style-name="T8"> | identifier</text:span></text:p>
      <text:p text:style-name="P23"><text:span text:style-name="T9">USER_DEFINE_TYPE =&gt;</text:span><text:span text:style-name="T8"> </text:span><text:span text:style-name="T25">struct</text:span><text:span text:style-name="T8"> | </text:span><text:span text:style-name="T25">enum</text:span><text:span text:style-name="T8"> | </text:span><text:span text:style-name="T25">union</text:span></text:p>
      <text:p text:style-name="P23"><text:span text:style-name="T9">CSTL_BUILTIN =&gt; SEQUENCE</text:span><text:span text:style-name="T8"> | </text:span><text:span text:style-name="T9">RELATION</text:span><text:span text:style-name="T8"> | </text:span><text:span text:style-name="T25">string_t</text:span><text:span text:style-name="T8"> | </text:span><text:span text:style-name="T9">ITERATOR</text:span></text:p>
      <text:p text:style-name="P23"><text:span text:style-name="T9">ITERATOR</text:span><text:span text:style-name="T8"> </text:span><text:span text:style-name="T9">=&gt;</text:span><text:span text:style-name="T8"> </text:span><text:span text:style-name="T25">iterator_t</text:span><text:span text:style-name="T8"> | </text:span><text:span text:style-name="T25">vector_iterator_t</text:span><text:span text:style-name="T8"> | </text:span><text:span text:style-name="T25">list_iterator_t</text:span><text:span text:style-name="T8"> | </text:span><text:span text:style-name="T25">slist_iterator_t</text:span><text:span text:style-name="T8"> | </text:span><text:span text:style-name="T25">deque_iterator_t</text:span><text:span text:style-name="T8"> | </text:span><text:span text:style-name="T25">set_iterator_t</text:span><text:span text:style-name="T8"> | </text:span><text:span text:style-name="T25">map_iterator_t</text:span><text:span text:style-name="T8"> | </text:span></text:p>
      <text:p text:style-name="P23"><text:span text:style-name="T8"><text:s text:c="14"/></text:span><text:span text:style-name="T25">multiset_iterator_t</text:span><text:span text:style-name="T8"> | </text:span><text:span text:style-name="T25">multimap_iterator_t</text:span><text:span text:style-name="T8"> | </text:span><text:span text:style-name="T25">hash_set_iterator_t</text:span><text:span text:style-name="T8"> | </text:span><text:span text:style-name="T25">hash_map_iterator_t</text:span><text:span text:style-name="T8"> | </text:span><text:span text:style-name="T25">hash_multiset_iterator_t</text:span><text:span text:style-name="T8"> | </text:span></text:p>
      <text:p text:style-name="P23"><text:span text:style-name="T8"><text:s text:c="14"/></text:span><text:span text:style-name="T25">hash_multimap_iterator_t</text:span><text:span text:style-name="T8"> | </text:span><text:span text:style-name="T25">string_iterator_t</text:span><text:span text:style-name="T8"> | </text:span><text:span text:style-name="T25">input_iterator_t</text:span><text:span text:style-name="T8"> | </text:span><text:span text:style-name="T25">output_iterator_t</text:span><text:span text:style-name="T8"> | </text:span><text:span text:style-name="T25">forward_iterator_t</text:span><text:span text:style-name="T8"> | </text:span></text:p>
      <text:p text:style-name="P23"><text:span text:style-name="T8"><text:s text:c="14"/></text:span><text:span text:style-name="T25">bidirectional_iterator_t</text:span><text:span text:style-name="T8"> | </text:span><text:span text:style-name="T25">random_access_iterator_t</text:span></text:p>
      <text:p text:style-name="P23"><text:soft-page-break/><text:span text:style-name="T9">SEQUENCE =&gt; SEQUENCE_NAME</text:span><text:span text:style-name="T8"> &lt; </text:span><text:span text:style-name="T9">TYPE_DESCRIPT</text:span><text:span text:style-name="T8"> &gt;</text:span></text:p>
      <text:p text:style-name="P23"><text:span text:style-name="T9">SEQUENCE_NAME =&gt; </text:span><text:span text:style-name="T25">vector_t</text:span><text:span text:style-name="T8"> | </text:span><text:span text:style-name="T25">list_t</text:span><text:span text:style-name="T8"> | </text:span><text:span text:style-name="T25">slist_t</text:span><text:span text:style-name="T8"> | </text:span><text:span text:style-name="T25">deque_t</text:span><text:span text:style-name="T8"> | </text:span><text:span text:style-name="T25">queue_t</text:span><text:span text:style-name="T8"> | </text:span><text:span text:style-name="T25">stack_t</text:span><text:span text:style-name="T8"> | </text:span><text:span text:style-name="T25">priority_queue_t</text:span><text:span text:style-name="T8"> | </text:span><text:span text:style-name="T25">set_t</text:span><text:span text:style-name="T8"> | </text:span><text:span text:style-name="T25">multiset_t</text:span><text:span text:style-name="T8"> | </text:span><text:span text:style-name="T25">hash_set_t</text:span><text:span text:style-name="T8"> |</text:span></text:p>
      <text:p text:style-name="P24"><text:span text:style-name="T7"><text:s text:c="21"/></text:span><text:span text:style-name="T24">hash_multiset_t</text:span></text:p>
      <text:p text:style-name="P24"><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4"><text:span text:style-name="T10">RELATION_NAME =&gt;</text:span><text:span text:style-name="T7"> </text:span><text:span text:style-name="T24">map_t</text:span><text:span text:style-name="T7"> | </text:span><text:span text:style-name="T24">multimap_t</text:span><text:span text:style-name="T7"> | </text:span><text:span text:style-name="T24">hash_map_t</text:span><text:span text:style-name="T7"> | </text:span><text:span text:style-name="T24">hash_multimap_t</text:span><text:span text:style-name="T7"> | </text:span><text:span text:style-name="T24">pair_t</text:span></text:p>
      <text:p text:style-name="P26"/>
      <text:p text:style-name="P29"><text:tab/>首先要对此法进行处理，将此法转换成有限的状态机：</text:p>
      <text:p text:style-name="P30"><draw:frame draw:style-name="fr2" draw:name="图形11" text:anchor-type="paragraph" svg:width="19.006cm" svg:height="7.634cm" draw:z-index="14"><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p text:style-name="P11"/>
      <text:p text:style-name="P11"/>
      <text:p text:style-name="P11"/>
      <text:p text:style-name="P11"/>
      <text:p text:style-name="P1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list xml:id="list1852641601" text:continue-numbering="true" text:style-name="WW8Num13">
        <text:list-item>
          <text:h text:style-name="P35" text:outline-level="1">libcstl<text:span text:style-name="T18">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618918761" text:continue-numbering="true" text:style-name="WW8Num13">
        <text:list-item>
          <text:list>
            <text:list-item>
              <text:h text:style-name="P39"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4" draw:name="图形12" text:anchor-type="paragraph" svg:width="19.006cm" svg:height="6.071cm" draw:z-index="15"><draw:image xlink:href="Pictures/1000000000000272000000C85D7001FF.jpg" xlink:type="simple" xlink:show="embed" xlink:actuate="onLoad"/></draw:frame><text:soft-page-break/>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509414330" text:continue-numbering="true" text:style-name="WW8Num13">
        <text:list-item>
          <text:list>
            <text:list-item>
              <text:h text:style-name="P39" text:outline-level="2">迭代器的代码<text:span text:style-name="T21">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28">typedef struct _tagiterator </text:p>
            <text:p text:style-name="P28">{ </text:p>
            <text:p text:style-name="P28"><text:s text:c="4"/>/* 容器内部结构的信息 */ </text:p>
            <text:p text:style-name="P28"><text:s text:c="4"/>union </text:p>
            <text:p text:style-name="P28"><text:s text:c="4"/>{ </text:p>
            <text:p text:style-name="P28"><text:s text:c="8"/>char* <text:s text:c="6"/>_pc_corepos; <text:s text:c="3"/>/* 向量等容器中数据的位置 */ </text:p>
            <text:p text:style-name="P28"><text:s text:c="8"/>struct </text:p>
            <text:p text:style-name="P28"><text:s text:c="8"/>{ <text:s text:c="19"/>/* 与双端队列相关的结构 */ </text:p>
            <text:p text:style-name="P28"><text:s text:c="12"/>char* <text:s text:c="2"/>_pc_corepos; <text:s text:c="3"/>/* 数据位置 */</text:p>
            <text:p text:style-name="P28"><text:s text:c="12"/>char* <text:s text:c="2"/>_pc_first; <text:s text:c="5"/>/* 第一个数据的位置 */</text:p>
            <text:p text:style-name="P28"><text:s text:c="12"/>char* <text:s text:c="2"/>_pc_afterlast; <text:s/>/* 最后一个数据的下一个位置 */ </text:p>
            <text:p text:style-name="P28"><text:s text:c="12"/>char** <text:s/>_ppc_mappos; <text:s text:c="3"/>/* 映射表的位置 */ </text:p>
            <text:p text:style-name="P28"><text:s text:c="8"/>}_t_dequepos; </text:p>
            <text:p text:style-name="P28"><text:s text:c="8"/>struct </text:p>
            <text:p text:style-name="P28"><text:s text:c="8"/>{ <text:s text:c="19"/>/* 与avl树和rb树相关的结构 */ </text:p>
            <text:p text:style-name="P28"><text:s text:c="12"/>char* <text:s text:c="2"/>_pc_corepos; <text:s text:c="3"/>/* 数据的位置 */</text:p>
            <text:p text:style-name="P28"><text:s text:c="12"/>void* <text:s text:c="2"/>_pt_tree; <text:s text:c="6"/>/* avl树或者rb树的位置 */ </text:p>
            <text:p text:style-name="P28"><text:s text:c="8"/>}_t_treepos; </text:p>
            <text:p text:style-name="P28"><text:soft-page-break/><text:s text:c="8"/>struct <text:s text:c="14"/>/* 与哈希表相关的结构 */ </text:p>
            <text:p text:style-name="P28"><text:s text:c="8"/>{ </text:p>
            <text:p text:style-name="P28"><text:s text:c="12"/>char* <text:s text:c="2"/>_pc_corepos; <text:s text:c="4"/>/* 数据的位置 */</text:p>
            <text:p text:style-name="P28"><text:s text:c="12"/>char* <text:s text:c="2"/>_pc_bucketpos; <text:s text:c="2"/>/* 桶的位置 */ </text:p>
            <text:p text:style-name="P28"><text:s text:c="12"/>void* <text:s text:c="2"/>_pt_hashtable; <text:s text:c="2"/>/* 哈希表的位置 */ </text:p>
            <text:p text:style-name="P28"><text:s text:c="8"/>}_t_hashpos; </text:p>
            <text:p text:style-name="P28"><text:s text:c="4"/>}_t_pos; </text:p>
            <text:p text:style-name="P28"><text:s text:c="4"/>void* <text:s text:c="10"/>_pt_container; <text:s text:c="4"/>/* 容器的位置 */</text:p>
            <text:p text:style-name="P28"><text:s text:c="4"/>containertype_t _t_containertype; <text:s/>/* 容器的类型 */</text:p>
            <text:p text:style-name="P28"><text:s text:c="4"/>iteratortype_t <text:s/>_t_iteratortype; <text:s text:c="2"/>/* 迭代器的类型 */</text:p>
            <text:p text:style-name="P28">}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81970271" text:continue-numbering="true" text:style-name="WW8Num13">
        <text:list-item>
          <text:list>
            <text:list-item>
              <text:h text:style-name="P39" text:outline-level="2">对外<text:span text:style-name="T21">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ext:soft-page-break/>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28">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47"><text:span text:style-name="T32"><text:tab/>这个函数只能应用于输入迭代器。t_iter为无效的迭代器或者是容器的末尾，函数的行为是未定义的。pv_value为NULL或者是缓冲区的大小不能够保存迭代器引用的数据的时候，函数是未定义的。</text:span></text:p>
      <text:p text:style-name="P21"/>
      <table:table table:name="表格25" table:style-name="表格25">
        <table:table-column table:style-name="表格25.A"/>
        <table:table-row>
          <table:table-cell table:style-name="表格25.A1" office:value-type="string">
            <text:p text:style-name="P28">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47"><text:span text:style-name="T32"><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函数的行为是未定以的。</text:span></text:p>
      <text:p text:style-name="P21"/>
      <table:table table:name="表格26" table:style-name="表格26">
        <table:table-column table:style-name="表格26.A"/>
        <table:table-row>
          <table:table-cell table:style-name="表格26.A1" office:value-type="string">
            <text:p text:style-name="P28">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47"><text:span text:style-name="T32"><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span></text:p>
      <text:p text:style-name="P21"/>
      <table:table table:name="表格27" table:style-name="表格27">
        <table:table-column table:style-name="表格27.A"/>
        <table:table-row>
          <table:table-cell table:style-name="表格27.A1" office:value-type="string">
            <text:p text:style-name="P28">iterator_t iterator_next(iterator_t t_iter);</text:p>
          </table:table-cell>
        </table:table-row>
      </table:table>
      <text:p text:style-name="P11">描述：</text:p>
      <text:p text:style-name="P11"><text:soft-page-break/><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47"><text:span text:style-name="T32"><text:tab/>这个函数只能应用于前向迭代器。t_iter为无效的迭代器或者是容器的末尾，函数的行为是未定义的。</text:span></text:p>
      <text:p text:style-name="P21"/>
      <table:table table:name="表格28" table:style-name="表格28">
        <table:table-column table:style-name="表格28.A"/>
        <table:table-row>
          <table:table-cell table:style-name="表格28.A1" office:value-type="string">
            <text:p text:style-name="P28">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47"><text:span text:style-name="T32"><text:tab/>这个函数只能应用于双向迭代器。t_iter为无效的迭代器或者是容器的第一个位置，函数的行为是未定义的。</text:span></text:p>
      <text:p text:style-name="P21"/>
      <table:table table:name="表格29" table:style-name="表格29">
        <table:table-column table:style-name="表格29.A"/>
        <table:table-row>
          <table:table-cell table:style-name="表格29.A1" office:value-type="string">
            <text:p text:style-name="P28">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注意：</text:p>
      <text:p text:style-name="P47"><text:span text:style-name="T32"><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span></text:p>
      <text:p text:style-name="P21"/>
      <table:table table:name="表格30" table:style-name="表格30">
        <table:table-column table:style-name="表格30.A"/>
        <table:table-row>
          <table:table-cell table:style-name="表格30.A1" office:value-type="string">
            <text:p text:style-name="P28">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47"><text:span text:style-name="T32"><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oft-page-break/><text:span text:style-name="T32">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28">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48">注意：</text:p>
      <text:p text:style-name="P21"><text:tab/><text:span text:style-name="T33">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28">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48">注意：</text:p>
      <text:p text:style-name="P21"><text:tab/><text:span text:style-name="T33">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able:table-row>
          <table:table-cell table:style-name="表格33.A1" office:value-type="string">
            <text:p text:style-name="P28">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48">注意：</text:p>
      <text:p text:style-name="P21"><text:tab/><text:span text:style-name="T33">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28">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soft-page-break/><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48">注意：</text:p>
      <text:p text:style-name="P21"><text:tab/><text:span text:style-name="T33">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28">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48">注意：</text:p>
      <text:p text:style-name="P21"><text:tab/><text:span text:style-name="T33">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28">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等于第二个迭代器返回true，否则返回false。</text:p>
      <text:p text:style-name="P48">注意：</text:p>
      <text:p text:style-name="P21"><text:tab/><text:span text:style-name="T33">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28">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48">注意：</text:p>
      <text:p text:style-name="P21"><text:tab/><text:span text:style-name="T33">这个函数只能应用于随机访问迭代器。当迭代器是无效迭代器的时候，函数的行为是未定义的。迭代器与下标</text:span><text:soft-page-break/><text:span text:style-name="T33">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28">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48">注意：</text:p>
      <text:p text:style-name="P21"><text:tab/><text:span text:style-name="T33">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28">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47"><text:span text:style-name="T32"><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span></text:p>
      <text:p text:style-name="P21"/>
      <table:table table:name="表格40" table:style-name="表格40">
        <table:table-column table:style-name="表格40.A"/>
        <table:table-row>
          <table:table-cell table:style-name="表格40.A1" office:value-type="string">
            <text:p text:style-name="P28">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48">注意：</text:p>
      <text:p text:style-name="P21"><text:tab/><text:span text:style-name="T33">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2061290063" text:continue-numbering="true" text:style-name="WW8Num13">
        <text:list-item>
          <text:list>
            <text:list-item>
              <text:h text:style-name="P39" text:outline-level="2"><text:soft-page-break/>内部<text:span text:style-name="T21">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init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1" svg:font-family="Tahoma"/>
    <style:font-face style:name="song" svg:font-family="song, Verdan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0-24T14:26:38</dc:date>
    <meta:editing-cycles>1265</meta:editing-cycles>
    <meta:editing-duration>PT217H35M16S</meta:editing-duration>
    <meta:generator>OpenOffice.org/3.2$Unix OpenOffice.org_project/320m12$Build-9483</meta:generator>
    <dc:creator>Wangbo </dc:creator>
    <meta:document-statistic meta:table-count="41" meta:image-count="16" meta:object-count="0" meta:page-count="43" meta:paragraph-count="823" meta:word-count="7761" meta:character-count="33080"/>
  </office:meta>
</office:document-meta>
</file>